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Wingdings" svg:font-family="Wingdings" style:font-adornments="Regular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5"/>
    <style:style style:name="P4" style:family="paragraph" style:parent-style-name="List_20_Paragraph" style:list-style-name="WWNum4"/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size="6pt" style:font-size-asian="6pt" style:font-size-complex="6pt"/>
    </style:style>
    <style:style style:name="T1" style:family="text">
      <style:text-properties fo:font-weight="bold" style:font-weight-asian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ccd7a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/>
      <text:p text:style-name="Standard" loext:marker-style-name="T1"><text:bookmark text:name="_GoBack"/><text:span text:style-name="T1">How to Prepare a Repertoire List and Resume and WHY? <text:s/></text:span><text:span text:style-name="T1"/></text:p>
      <text:p text:style-name="P6" loext:marker-style-name="T2"/>
      <text:p text:style-name="Standard" loext:marker-style-name="T3"><text:span text:style-name="T3">Schools may not require a resume or rep list, but you can include them with your application submission as supporting materials, or present at the audition. </text:span><text:span text:style-name="T3"/></text:p>
      <text:p text:style-name="Standard" loext:marker-style-name="T3"><text:span text:style-name="T3">WHY PREPARE THIS MATERIAL?</text:span><text:span text:style-name="T3"/></text:p>
      <text:list text:style-name="WWNum1">
        <text:list-item>
          <text:p text:style-name="P1" loext:marker-style-name="T3"><text:span text:style-name="T3">It shows you are organized and serious, that you have your act together.</text:span><text:span text:style-name="T3"/></text:p>
        </text:list-item>
        <text:list-item>
          <text:p text:style-name="P1" loext:marker-style-name="T3"><text:span text:style-name="T3">It gives the committee a good idea of your level, how thorough your musical background is.</text:span><text:span text:style-name="T3"/></text:p>
        </text:list-item>
        <text:list-item>
          <text:p text:style-name="P1" loext:marker-style-name="T3"><text:span text:style-name="T3">You’re ready for whatever might come up. <text:s/>Your resume is now accessible at a moment’s notice, saved on the computer for future updating. <text:s/></text:span><text:span text:style-name="T3"/></text:p>
        </text:list-item>
        <text:list-item>
          <text:p text:style-name="P1" loext:marker-style-name="T3"><text:span text:style-name="T3">The repertoire list highlights holes in the repertoire you have or have not studied; highlights deficiencies in your achievements or pursuits that you might not notice until you attempt to put it down in print. <text:s/></text:span><text:span text:style-name="T3"/></text:p>
        </text:list-item>
        <text:list-item>
          <text:p text:style-name="P1" loext:marker-style-name="T5"><text:span text:style-name="T3">Some of the things you list on your resume will help show an audition committee that: you have studied privately for a number of years and are committed, enter competitions and take auditions and are therefore goal oriented, are academically gifted and therefore probably disciplined, that you play a secondary instrument, that you are a well -rounded human being who has wide -ranging interests outside of the practice room. <text:s/>In the heat of the audition process, sometimes nerves can get the better of us. <text:s/>If the committee has a chance to look at a resume, a letter of recommendation or a transcript, it helps them establish what sort of student you are. <text:s/></text:span><text:span text:style-name="T5">Because the protocols of music schools can vary, these documents are not always available for the committee to view unless you bring them with you. <text:s/>If you have prepared them and they aren’t asked for, don’t be disappointed or push them.</text:span></text:p>
        </text:list-item>
      </text:list>
      <text:p text:style-name="Standard" loext:marker-style-name="T3"><text:span text:style-name="T3">HOW?</text:span><text:span text:style-name="T3"/></text:p>
      <text:list text:style-name="WWNum2">
        <text:list-item>
          <text:p text:style-name="P2" loext:marker-style-name="T3"><text:span text:style-name="T3">Visual Clarity is key – page layout is important. <text:s/></text:span><text:span text:style-name="T3"/></text:p>
        </text:list-item>
        <text:list-item>
          <text:p text:style-name="P2" loext:marker-style-name="T3"><text:span text:style-name="T3">More is not better – at least for a performance-oriented resume. <text:s/>Brevity makes for legibility. <text:s/>A committee can see through a padded resume.</text:span><text:span text:style-name="T3"/></text:p>
        </text:list-item>
        <text:list-item>
          <text:p text:style-name="P2" loext:marker-style-name="T3"><text:span text:style-name="T3">Fonts are your friend – use them, but not too glitzy, should only add, not distract</text:span><text:span text:style-name="T3"/></text:p>
        </text:list-item>
        <text:list-item>
          <text:p text:style-name="P2" loext:marker-style-name="T3"><text:span text:style-name="T3">Put it all down the first time through, then edit heavily.</text:span><text:span text:style-name="T3"/></text:p>
        </text:list-item>
        <text:list-item>
          <text:p text:style-name="P2" loext:marker-style-name="T3"><text:span text:style-name="T3">Key personal contact information right up top, visible, readable. </text:span><text:span text:style-name="T3"/></text:p>
        </text:list-item>
        <text:list-item>
          <text:p text:style-name="P2" loext:marker-style-name="T3"><text:span text:style-name="T3">Proofread!!!! <text:s/>Use Spellcheck. Have a friend/teacher proofread. <text:s/></text:span><text:span text:style-name="T3"/></text:p>
        </text:list-item>
        <text:list-item>
          <text:p text:style-name="P2" loext:marker-style-name="T3"><text:span text:style-name="T3">ABOVE ALL, A RESUME MUST BE ACCURATE, WITHOUT ERROR AND TRUTHFUL AND SHOULD INCLUDE GENERALLY DATED INFORMATION. <text:s/></text:span><text:span text:style-name="T3"/></text:p>
        </text:list-item>
      </text:list>
      <text:p text:style-name="Standard" loext:marker-style-name="T3"><text:span text:style-name="T3">RESUME</text:span><text:span text:style-name="T3"/></text:p>
      <text:p text:style-name="Standard" loext:marker-style-name="T3"><text:span text:style-name="T3">A good </text:span><text:span text:style-name="T6">resume</text:span><text:span text:style-name="T3"> will include the following either with school and private study information up front or last:</text:span></text:p>
      <text:list text:style-name="WWNum5">
        <text:list-item>
          <text:p text:style-name="P3" loext:marker-style-name="T3"><text:span text:style-name="T3">Personal info: <text:s/>Name, address, email, phone, website</text:span><text:span text:style-name="T3"/></text:p>
        </text:list-item>
        <text:list-item>
          <text:p text:style-name="P3" loext:marker-style-name="T3"><text:span text:style-name="T3">Private study – names teachers, affiliation etc.</text:span><text:span text:style-name="T3"/></text:p>
        </text:list-item>
        <text:list-item>
          <text:p text:style-name="P3" loext:marker-style-name="T3"><text:span text:style-name="T3">Certificate or program of study (e.g., ECMS Diploma, Pathways Scholarship Program)</text:span><text:span text:style-name="T3"/></text:p>
        </text:list-item>
        <text:list-item>
          <text:p text:style-name="P3" loext:marker-style-name="T3"><text:span text:style-name="T3">Recital experience (like ECMS recitals)</text:span><text:span text:style-name="T3"/></text:p>
        </text:list-item>
        <text:list-item>
          <text:p text:style-name="P3" loext:marker-style-name="T3"><text:span text:style-name="T3">Ensemble experience – Honor groups like All County or Area All State, All Conference etc.; youth orchestras, school ensembles</text:span><text:span text:style-name="T3"/></text:p>
        </text:list-item>
        <text:list-item>
          <text:p text:style-name="P3" loext:marker-style-name="T3"><text:span text:style-name="T3">Awards won/Competitions in which you placed with dates</text:span><text:span text:style-name="T3"/></text:p>
        </text:list-item>
        <text:list-item>
          <text:p text:style-name="P3" loext:marker-style-name="T3"><text:span text:style-name="T3">Masterclasses with some delineation made between those in which you performed, and those you audited.</text:span><text:span text:style-name="T3"/></text:p>
        </text:list-item>
        <text:list-item>
          <text:p text:style-name="P3" loext:marker-style-name="T3"><text:span text:style-name="T3">Concerto experience</text:span><text:span text:style-name="T3"/></text:p>
        </text:list-item>
        <text:list-item>
          <text:p text:style-name="P3" loext:marker-style-name="T3"><text:span text:style-name="T3">Brief extracurricular activities may be included in the earlier stages of your resume writing. <text:s text:c="3"/>i.e.: <text:s text:c="2"/>Local civic organizations, volunteer work.</text:span><text:span text:style-name="T3"/></text:p>
        </text:list-item>
        <text:list-item>
          <text:p text:style-name="P3" loext:marker-style-name="T3"><text:span text:style-name="T3">Are you proficient on piano or play a second instrument? <text:s/></text:span><text:span text:style-name="T3"/></text:p>
        </text:list-item>
      </text:list>
      <text:p text:style-name="P6" loext:marker-style-name="T2"/>
      <text:p text:style-name="Standard" loext:marker-style-name="T6"><text:span text:style-name="T6">REPERTOIRE LIST:</text:span><text:span text:style-name="T6"/></text:p>
      <text:p text:style-name="Standard" loext:marker-style-name="T3"><text:span text:style-name="T3">By genre, alphabetical order or you may choose to separate into musical periods. <text:s/>For all categories, please note whether the work has been only studied and/or performed.</text:span><text:span text:style-name="T3"/></text:p>
      <text:list text:style-name="WWNum4">
        <text:list-item>
          <text:p text:style-name="P4" loext:marker-style-name="T3"><text:span text:style-name="T3">Primary Instrument (Flute, Oboe etc.)</text:span><text:span text:style-name="T3"/></text:p>
          <text:list>
            <text:list-item>
              <text:p text:style-name="P4" loext:marker-style-name="T3"><text:span text:style-name="T3">Solo works</text:span><text:span text:style-name="T3"/></text:p>
            </text:list-item>
            <text:list-item>
              <text:p text:style-name="P4" loext:marker-style-name="T3"><text:span text:style-name="T3">Sonatas</text:span><text:span text:style-name="T3"/></text:p>
            </text:list-item>
            <text:list-item>
              <text:p text:style-name="P4" loext:marker-style-name="T3"><text:span text:style-name="T3">Concertos</text:span><text:span text:style-name="T3"/></text:p>
            </text:list-item>
            <text:list-item>
              <text:p text:style-name="P4" loext:marker-style-name="T3"><text:span text:style-name="T3">Chamber Music of note</text:span><text:span text:style-name="T3"/></text:p>
            </text:list-item>
          </text:list>
        </text:list-item>
        <text:list-item>
          <text:p text:style-name="P4" loext:marker-style-name="T3"><text:span text:style-name="T3">Auxiliary instrument if appropriate (Piccolo, English horn etc.)</text:span><text:span text:style-name="T3"/></text:p>
        </text:list-item>
        <text:list-item>
          <text:p text:style-name="P4" loext:marker-style-name="T3"><text:span text:style-name="T3">Orchestral repertoire (if you’d had ensemble experience, youth orchestra or other)</text:span><text:span text:style-name="T4">3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Wingdings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2pt" style:font-name-asian="F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638in" fo:margin-left="0.5138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638in" fo:margin-left="0.5138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Angus</meta:initial-creator>
    <meta:editing-cycles>10</meta:editing-cycles>
    <meta:print-date>2017-09-22T20:49:00</meta:print-date>
    <meta:creation-date>2017-09-22T18:17:00</meta:creation-date>
    <dc:date>2023-09-28T22:01:05.995916031</dc:date>
    <meta:editing-duration>PT2H4M24S</meta:editing-duration>
    <meta:generator>LibreOffice/7.6.2.1$MacOSX_X86_64 LibreOffice_project/56f7684011345957bbf33a7ee678afaf4d2ba333</meta:generator>
    <meta:document-statistic meta:table-count="0" meta:image-count="0" meta:object-count="0" meta:page-count="1" meta:paragraph-count="37" meta:word-count="581" meta:character-count="3523" meta:non-whitespace-character-count="2972"/>
    <meta:user-defined meta:name="AppVersion">14.0000</meta:user-defined>
    <meta:user-defined meta:name="Company">Eastman School of Music</meta:user-defined>
    <meta:template xlink:type="simple" xlink:actuate="onRequest" xlink:title="Normal" xlink:href=""/>
  </office:meta>
</office:document-meta>
</file>